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4-01-27T21:32:37" calcext:value-type="date">
            <text:p>2024-01-27 21:32:37</text:p>
          </table:table-cell>
          <table:table-cell table:style-name="ce22" office:value-type="date" office:date-value="2024-01-27" calcext:value-type="date">
            <text:p>2024-01-2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21H32M37S" calcext:value-type="time">
            <text:p>21:32:37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4-01-27T21:32:37" calcext:value-type="date">
            <text:p>2024-01-27 21:32:37</text:p>
          </table:table-cell>
          <table:table-cell table:style-name="ce23" office:value-type="date" office:date-value="2024-01-27" calcext:value-type="date">
            <text:p>2024-01-2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9H32M37S" calcext:value-type="time">
            <text:p>09:32:3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4-01-27T21:32:37" calcext:value-type="date">
            <text:p>2024-01-27 21:32:37</text:p>
          </table:table-cell>
          <table:table-cell table:style-name="ce24" office:value-type="date" office:date-value="2024-01-27" calcext:value-type="date">
            <text:p>2024-01-2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21H32M38S" calcext:value-type="time">
            <text:p>21:32:38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4-01-27T21:32:38" calcext:value-type="date">
            <text:p>2024-01-27 21:32:38</text:p>
          </table:table-cell>
          <table:table-cell table:style-name="ce25" office:value-type="date" office:date-value="2024-01-27" calcext:value-type="date">
            <text:p>2024-01-2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9H32M38S" calcext:value-type="time">
            <text:p>09:32:3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4-01-27T21:32:38" calcext:value-type="date">
            <text:p>2024-01-27 21:32:38</text:p>
          </table:table-cell>
          <table:table-cell table:style-name="ce26" office:value-type="date" office:date-value="2024-01-27" calcext:value-type="date">
            <text:p>2024-01-2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21H32M38S" calcext:value-type="time">
            <text:p>21:32:3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4-01-27T21:32:38" calcext:value-type="date">
            <text:p>2024-01-27 21:32:38</text:p>
          </table:table-cell>
          <table:table-cell table:style-name="ce27" office:value-type="date" office:date-value="2024-01-27" calcext:value-type="date">
            <text:p>2024-01-2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9H32M38S" calcext:value-type="time">
            <text:p>09:32:3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4-01-27T21:32:38" calcext:value-type="date">
            <text:p>2024-01-27 21:32:38</text:p>
          </table:table-cell>
          <table:table-cell table:style-name="ce28" office:value-type="date" office:date-value="2024-01-27" calcext:value-type="date">
            <text:p>2024-01-2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21H32M38S" calcext:value-type="time">
            <text:p>21:32:38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4-01-27T21:32:38" calcext:value-type="date">
            <text:p>2024-01-27 21:32:38</text:p>
          </table:table-cell>
          <table:table-cell table:style-name="ce29" office:value-type="date" office:date-value="2024-01-27" calcext:value-type="date">
            <text:p>2024-01-2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9H32M38S" calcext:value-type="time">
            <text:p>09:32:38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4-01-27T21:32:38" calcext:value-type="date">
            <text:p>2024-01-27 21:32:38</text:p>
          </table:table-cell>
          <table:table-cell table:style-name="ce30" office:value-type="date" office:date-value="2024-01-27" calcext:value-type="date">
            <text:p>2024-01-2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21H32M38S" calcext:value-type="time">
            <text:p>21:32:38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4-01-27T21:32:38" calcext:value-type="date">
            <text:p>2024-01-27 21:32:38</text:p>
          </table:table-cell>
          <table:table-cell table:style-name="ce31" office:value-type="date" office:date-value="2024-01-27" calcext:value-type="date">
            <text:p>2024-01-2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9H32M38S" calcext:value-type="time">
            <text:p>09:32:38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4-01-2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4-01-27T21:32:38" calcext:value-type="date">
            <text:p>2024-01-27 21:32:38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4-01-27T21:32:38" calcext:value-type="date">
            <text:p>2024-01-27 21:32:38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4-01-27T21:32:38" calcext:value-type="date">
            <text:p>2024-01-27 21:32:3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4-01-27T21:32:38" calcext:value-type="date">
            <text:p>2024-01-27 21:32:38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21:32:37.6064461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21:32:37</meta:creation-date>
    <meta:generator>LibreOffice/7.5.9.2$Linux_X86_64 LibreOffice_project/50$Build-2</meta:generator>
    <meta:editing-duration>PT1S</meta:editing-duration>
    <meta:editing-cycles>2</meta:editing-cycles>
    <meta:initial-creator>Turulomio</meta:initial-creator>
    <dc:description>Este fichero ha sido generado con UnoGenerator-0.40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4-01-27T21:32:39.281211811</dc:date>
    <dc:title>Ejemplo ODS con UnoGenerator</dc:title>
    <meta:document-statistic meta:table-count="8" meta:cell-count="3385" meta:object-count="0"/>
  </office:meta>
</office:document-meta>
</file>